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size="18pt" fo:font-weight="bold" style:font-size-asian="18pt" style:font-weight-asian="bold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ur7z04o71zvf"/><text:span text:style-name="T1">ListaParaProva1_tri2_2025x.pdf</text:span></text:p>
      <text:p text:style-name="Title"><text:bookmark text:name="_tpiqem7ji0io"/><text:span text:style-name="T1">Semana 23 - 25/06/25</text:span><text:span text:style-name="T2"> </text:span></text:p>
      <text:p text:style-name="Standard"/>
      <text:p text:style-name="Standard"><text:a xlink:type="simple" xlink:href="https://drive.google.com/file/d/1wONJa6OZS4OJkodhlEbe118AjmJj7_kb/view" text:style-name="ListLabel_20_1" text:visited-style-name="ListLabel_20_1"><text:span text:style-name="T3">https://drive.google.com/file/d/1wONJa6OZS4OJkodhlEbe118AjmJj7_kb/view</text:span></text:a></text:p>
      <text:p text:style-name="Standard"/>
      <text:p text:style-name="Standard"/>
      <text:p text:style-name="Title"><text:bookmark text:name="_6u1rtjh6jzy4"/><text:span text:style-name="T4">menu.m</text:span></text:p>
      <text:p text:style-name="Standard"/>
      <text:p text:style-name="Standard">% ListaParaProva1_tri2_2025x.pdf</text:p>
      <text:p text:style-name="Standard">% Semana 23 - 25/06/25</text:p>
      <text:p text:style-name="Standard">% Lucas Vasconcelos Resende - 205B</text:p>
      <text:p text:style-name="Standard"/>
      <text:p text:style-name="Standard">clear all; close all; clc;</text:p>
      <text:p text:style-name="Standard"/>
      <text:p text:style-name="Standard">opção = 1;</text:p>
      <text:p text:style-name="Standard">while (opcao != 0)</text:p>
      <text:p text:style-name="Standard"><text:s text:c="2"/>printf("1 até 4 = questao 1,... (Geometria, Figuras, Aplicacoes em Fisica)\n");</text:p>
      <text:p text:style-name="Standard"><text:s text:c="2"/>printf("5 até 8 = questao 2,... (Polinomios)\n");</text:p>
      <text:p text:style-name="Standard"><text:s text:c="2"/>printf("9 = questão 3.1 (Strings)");</text:p>
      <text:p text:style-name="Standard"><text:s text:c="2"/>printf("10 até 11 = qustao 4,... (Vetores)");</text:p>
      <text:p text:style-name="Standard"><text:soft-page-break/><text:s text:c="2"/>printf("12 até 15 = questao 5,... (Analise de Dados e Ajustes de Curvas)");</text:p>
      <text:p text:style-name="Standard"><text:s text:c="2"/>printf("16 até 19 = questao 6,... (Introducao a Derivadas)");</text:p>
      <text:p text:style-name="Standard"><text:s text:c="2"/>printf("20 até 22 = questao 7,... (Sinais, Amostragem, Aliasing)");</text:p>
      <text:p text:style-name="Standard"><text:s text:c="2"/>opcao = input('digite o exercício ou 0 para sair: <text:s/>');</text:p>
      <text:p text:style-name="Standard"><text:s text:c="2"/>close all</text:p>
      <text:p text:style-name="Standard"><text:s text:c="2"/>switch(opcao)</text:p>
      <text:p text:style-name="Standard"><text:s text:c="4"/>case 1</text:p>
      <text:p text:style-name="Standard"><text:s text:c="6"/>exercício1</text:p>
      <text:p text:style-name="Standard"><text:s text:c="4"/>case 2</text:p>
      <text:p text:style-name="Standard"><text:s text:c="6"/>exercicio2</text:p>
      <text:p text:style-name="Standard"><text:s text:c="4"/>case 3</text:p>
      <text:p text:style-name="Standard"><text:s text:c="6"/>exercicio3</text:p>
      <text:p text:style-name="Standard"><text:s text:c="4"/>case 4</text:p>
      <text:p text:style-name="Standard"><text:s text:c="6"/>exercicio4</text:p>
      <text:p text:style-name="Standard"><text:s text:c="4"/>case 5</text:p>
      <text:p text:style-name="Standard"><text:s text:c="6"/>exercicio5</text:p>
      <text:p text:style-name="Standard"><text:s text:c="4"/>case 6</text:p>
      <text:p text:style-name="Standard"><text:s text:c="6"/>exercício6</text:p>
      <text:p text:style-name="Standard"><text:s text:c="4"/>case 7</text:p>
      <text:p text:style-name="Standard"><text:s text:c="6"/>exercicio7</text:p>
      <text:p text:style-name="Standard"><text:s text:c="4"/>case 8</text:p>
      <text:p text:style-name="Standard"><text:soft-page-break/><text:s text:c="6"/>exercicio8</text:p>
      <text:p text:style-name="Standard"><text:s text:c="4"/>case 9</text:p>
      <text:p text:style-name="Standard"><text:s text:c="6"/>exercicio9</text:p>
      <text:p text:style-name="Standard"><text:s text:c="4"/>case 10</text:p>
      <text:p text:style-name="Standard"><text:s text:c="6"/>exercicio10</text:p>
      <text:p text:style-name="Standard"><text:s text:c="4"/>case 11</text:p>
      <text:p text:style-name="Standard"><text:s text:c="6"/>exercício11</text:p>
      <text:p text:style-name="Standard"><text:s text:c="4"/>case 12</text:p>
      <text:p text:style-name="Standard"><text:s text:c="6"/>exercicio12</text:p>
      <text:p text:style-name="Standard"><text:s text:c="4"/>case 13</text:p>
      <text:p text:style-name="Standard"><text:s text:c="6"/>exercicio13</text:p>
      <text:p text:style-name="Standard"><text:s text:c="4"/>case 14</text:p>
      <text:p text:style-name="Standard"><text:s text:c="6"/>exercicio14</text:p>
      <text:p text:style-name="Standard"><text:s text:c="4"/>case 15</text:p>
      <text:p text:style-name="Standard"><text:s text:c="6"/>exercicio15</text:p>
      <text:p text:style-name="Standard"><text:s text:c="4"/>case 16</text:p>
      <text:p text:style-name="Standard"><text:s text:c="6"/>exercício16</text:p>
      <text:p text:style-name="Standard"><text:s text:c="4"/>case 17</text:p>
      <text:p text:style-name="Standard"><text:s text:c="6"/>exercicio17</text:p>
      <text:p text:style-name="Standard"><text:s text:c="4"/>case 18</text:p>
      <text:p text:style-name="Standard"><text:s text:c="6"/>exercicio18</text:p>
      <text:p text:style-name="Standard"><text:soft-page-break/><text:s text:c="4"/>case 19</text:p>
      <text:p text:style-name="Standard"><text:s text:c="6"/>exercicio19</text:p>
      <text:p text:style-name="Standard"><text:s text:c="4"/>case 20</text:p>
      <text:p text:style-name="Standard"><text:s text:c="6"/>exercicio20</text:p>
      <text:p text:style-name="Standard"><text:s text:c="4"/>case 21</text:p>
      <text:p text:style-name="Standard"><text:s text:c="6"/>exercicio21</text:p>
      <text:p text:style-name="Standard"><text:s text:c="4"/>case 22</text:p>
      <text:p text:style-name="Standard"><text:s text:c="6"/>exercicio22</text:p>
      <text:p text:style-name="Standard"><text:s text:c="2"/>endswitch</text:p>
      <text:p text:style-name="Standard">endwhile</text:p>
      <text:p text:style-name="Standard"/>
      <text:p text:style-name="Title"><text:bookmark text:name="_k0o9btre1tgv"/><text:span text:style-name="T4">exercicio1.1.m</text:span></text:p>
      <text:p text:style-name="Standard"/>
      <text:p text:style-name="Standard">%Lista para a prova 2tri - Mateus Leon 205</text:p>
      <text:p text:style-name="Standard"/>
      <text:p text:style-name="Standard">%triongulo</text:p>
      <text:p text:style-name="Standard">hipotenusa = 20;</text:p>
      <text:p text:style-name="Standard">theta = input('Digite o ângulo de inclinação: ');</text:p>
      <text:p text:style-name="Standard">tr = theta * pi / 180; %conversão para radiano, para funções trigonométricas</text:p>
      <text:p text:style-name="Standard">A = [0; 0];</text:p>
      <text:p text:style-name="Standard">B = [hipotenusa*cos(tr); 0];</text:p>
      <text:p text:style-name="Standard"><text:soft-page-break/>C = [hipotenusa*cos(tr); hipotenusa*sin(tr)];</text:p>
      <text:p text:style-name="Standard"/>
      <text:p text:style-name="Standard">x = [A(1), B(1), C(1), A(1)]; %os xizes</text:p>
      <text:p text:style-name="Standard">y = [A(2), B(2), C(2), A(2)]; %os ipsulons</text:p>
      <text:p text:style-name="Standard"/>
      <text:p text:style-name="Standard">%caixa em cima</text:p>
      <text:p text:style-name="Standard">caixalen = 2;</text:p>
      <text:p text:style-name="Standard">Ac = [(hipotenusa/2-caixalen/2)*cos(tr); (hipotenusa/2-caixalen/2)*sin(tr)];</text:p>
      <text:p text:style-name="Standard">Bc = [(hipotenusa/2+caixalen/2)*cos(tr); (hipotenusa/2+caixalen/2)*sin(tr)];</text:p>
      <text:p text:style-name="Standard">linhaperp = caixalen * [cos(tr+pi/2); sin(tr+pi/2)];</text:p>
      <text:p text:style-name="Standard">Dc = Ac + linhaperp;</text:p>
      <text:p text:style-name="Standard">Cc = Bc + linhaperp;</text:p>
      <text:p text:style-name="Standard"/>
      <text:p text:style-name="Standard">xc = [Ac(1), Bc(1), Cc(1), Dc(1), Ac(1)];</text:p>
      <text:p text:style-name="Standard">yc = [Ac(2), Bc(2), Cc(2), Dc(2), Ac(2)];</text:p>
      <text:p text:style-name="Standard"/>
      <text:p text:style-name="Standard">meio = (Ac+Bc+Cc+Dc)/4;</text:p>
      <text:p text:style-name="Standard"/>
      <text:p text:style-name="Standard">%vetores</text:p>
      <text:p text:style-name="Standard">vtam = 3;</text:p>
      <text:p text:style-name="Standard">%perpendicular da caixa</text:p>
      <text:p text:style-name="Standard"><text:soft-page-break/>vperp = vtam * [cos(tr+pi/2); sin(tr+pi/2)];</text:p>
      <text:p text:style-name="Standard">Ap = (Ac+Bc)/2 + vperp;</text:p>
      <text:p text:style-name="Standard">Bp = (Ac+Bc)/2 - vperp;</text:p>
      <text:p text:style-name="Standard"/>
      <text:p text:style-name="Standard">xp = [Ap(1), Bp(1)];</text:p>
      <text:p text:style-name="Standard">yp = [Ap(2), Bp(2)];</text:p>
      <text:p text:style-name="Standard">%gravidade</text:p>
      <text:p text:style-name="Standard">Ag = [hipotenusa/2*cos(tr); hipotenusa/2*sin(tr)+vtam];</text:p>
      <text:p text:style-name="Standard">Bg = [hipotenusa/2*cos(tr); hipotenusa/2*sin(tr)-vtam];</text:p>
      <text:p text:style-name="Standard"/>
      <text:p text:style-name="Standard">xg = [Ag(1), Bg(1)];</text:p>
      <text:p text:style-name="Standard">yg = [Ag(2), Bg(2)];</text:p>
      <text:p text:style-name="Standard"/>
      <text:p text:style-name="Standard">%angulo1</text:p>
      <text:p text:style-name="Standard">raio1 = 2;</text:p>
      <text:p text:style-name="Standard">ang1 = linspace(0, tr, 50);</text:p>
      <text:p text:style-name="Standard">ang1x = raio1 * cos(ang1) + A(1);</text:p>
      <text:p text:style-name="Standard">ang1y = raio1 * sin(ang1) + A(2);</text:p>
      <text:p text:style-name="Standard">%angulo2</text:p>
      <text:p text:style-name="Standard">raio2 = 1;</text:p>
      <text:p text:style-name="Standard">ang2 = linspace(-pi/2, tr-pi/2, 50);</text:p>
      <text:p text:style-name="Standard"><text:soft-page-break/>ang2x = raio2 * cos(ang2) + (Ag(1)+Bg(1))/2;</text:p>
      <text:p text:style-name="Standard">ang2y = raio2 * sin(ang2) + (Ag(2)+Bg(2))/2;</text:p>
      <text:p text:style-name="Standard"/>
      <text:p text:style-name="Standard">plot(x, y, '-ob', 'MarkerSize', 7);</text:p>
      <text:p text:style-name="Standard">hold on</text:p>
      <text:p text:style-name="Standard">plot(xc, yc, '-r', 'MarkerSize', 3);</text:p>
      <text:p text:style-name="Standard">hold on</text:p>
      <text:p text:style-name="Standard">plot(meio(1), meio(2), '.r', 'MarkerSize', 10);</text:p>
      <text:p text:style-name="Standard">hold on</text:p>
      <text:p text:style-name="Standard">plot(xp, yp, '--k', 'LineWidth', 1.2);</text:p>
      <text:p text:style-name="Standard">hold on</text:p>
      <text:p text:style-name="Standard">plot(xg, yg, '--k', 'LineWidth', 1.2);</text:p>
      <text:p text:style-name="Standard">hold on</text:p>
      <text:p text:style-name="Standard">plot(ang1x, ang1y, 'm', 'LineWidth', 1.5);</text:p>
      <text:p text:style-name="Standard">dist1 = raio1/8;</text:p>
      <text:p text:style-name="Standard">text(ang1x(length(ang1x)/2)+dist1, ang1y(length(ang1y)/2)+dist1, '\theta', 'FontSize', 10, 'VerticalAlignment', 'bottom', 'HorizontalAlignment', 'left');</text:p>
      <text:p text:style-name="Standard">hold on</text:p>
      <text:p text:style-name="Standard">plot(ang2x, ang2y, 'm', 'LineWidth', 1.5);</text:p>
      <text:p text:style-name="Standard">dist2 = 0.8;</text:p>
      <text:p text:style-name="Standard">text((Ag(1)+Bg(1))/2+dist2, (Ag(2)+Bg(2))/2-dist2*1.5, '\theta', 'FontSize', 10, 'VerticalAlignment', 'top', 'HorizontalAlignment', 'left');</text:p>
      <text:p text:style-name="Standard">grid minor on</text:p>
      <text:p text:style-name="Standard"><text:soft-page-break/>axis equal</text:p>
      <text:p text:style-name="Standard"/>
      <text:p text:style-name="Standard"/>
      <text:p text:style-name="Title"><text:bookmark text:name="_qh9qytu727ga"/><text:span text:style-name="T4">exercicio1.2.m</text:span></text:p>
      <text:p text:style-name="Standard">%Questoes para a prova - Mateus Leon 205</text:p>
      <text:p text:style-name="Standard">%Lista 1</text:p>
      <text:p text:style-name="Standard">opt = 'a';</text:p>
      <text:p text:style-name="Standard">while opt != 'c'</text:p>
      <text:p text:style-name="Standard">printf("Escolha uma das opções a ser plotada -\n\</text:p>
      <text:p text:style-name="Standard">(a) poligono inscrito\n\</text:p>
      <text:p text:style-name="Standard">(b) poligono circunscrito\n\</text:p>
      <text:p text:style-name="Standard">(c) sair\n");</text:p>
      <text:p text:style-name="Standard">printf("Digite uma das opções: ");</text:p>
      <text:p text:style-name="Standard">opt = scanf('%s', opt);</text:p>
      <text:p text:style-name="Standard"/>
      <text:p text:style-name="Standard">switch opt</text:p>
      <text:p text:style-name="Standard"/>
      <text:p text:style-name="Standard">case 'a'</text:p>
      <text:p text:style-name="Standard">printf("\n=======================\n\</text:p>
      <text:p text:style-name="Standard">polígono inscrito\n\</text:p>
      <text:p text:style-name="Standard">=======================\n");</text:p>
      <text:p text:style-name="Standard"><text:soft-page-break/>n = input('Digite o número de lados, maior que 2: ');</text:p>
      <text:p text:style-name="Standard">while n &lt;= 2</text:p>
      <text:p text:style-name="Standard"><text:s text:c="2"/>n = input('Digite outro número de lados, maior que 2: ');</text:p>
      <text:p text:style-name="Standard">endwhile</text:p>
      <text:p text:style-name="Standard">raio = input("Digite o raio da circunferência: ");</text:p>
      <text:p text:style-name="Standard">centro(1) = input('Digite a coordenada X do centro: ');</text:p>
      <text:p text:style-name="Standard">centro(2) = input('Digite a coordenada Y do centro: ');</text:p>
      <text:p text:style-name="Standard"/>
      <text:p text:style-name="Standard">theta = linspace(0, 2*pi, 100);</text:p>
      <text:p text:style-name="Standard">xc = centro(1) + raio*cos(theta);</text:p>
      <text:p text:style-name="Standard">yc = centro(2) + raio*sin(theta);</text:p>
      <text:p text:style-name="Standard"/>
      <text:p text:style-name="Standard">figure</text:p>
      <text:p text:style-name="Standard">plot(xc, yc, 'r-');</text:p>
      <text:p text:style-name="Standard">hold on</text:p>
      <text:p text:style-name="Standard"/>
      <text:p text:style-name="Standard">poligonoang = linspace(0, 2*pi, n+1);</text:p>
      <text:p text:style-name="Standard">xp = centro(1) + raio * cos(poligonoang);</text:p>
      <text:p text:style-name="Standard">yp = centro(2) + raio * sin(poligonoang);</text:p>
      <text:p text:style-name="Standard"/>
      <text:p text:style-name="Standard">xp(length(xp)+1) = xp(1);</text:p>
      <text:p text:style-name="Standard"><text:soft-page-break/>yp(length(yp)+1) = yp(1);</text:p>
      <text:p text:style-name="Standard"/>
      <text:p text:style-name="Standard">plot(xp, yp, '-o');</text:p>
      <text:p text:style-name="Standard">axis equal</text:p>
      <text:p text:style-name="Standard">grid minor on</text:p>
      <text:p text:style-name="Standard"/>
      <text:p text:style-name="Standard">case 'b'</text:p>
      <text:p text:style-name="Standard">printf("\n=======================\n\</text:p>
      <text:p text:style-name="Standard">polígono circunscrito\n\</text:p>
      <text:p text:style-name="Standard">=======================\n");</text:p>
      <text:p text:style-name="Standard">n = input('Digite o número de lados, maior que 2: ');</text:p>
      <text:p text:style-name="Standard">while n &lt;= 2</text:p>
      <text:p text:style-name="Standard"><text:s text:c="2"/>n = input('Digite outro número de lados, maior que 2: ');</text:p>
      <text:p text:style-name="Standard">endwhile</text:p>
      <text:p text:style-name="Standard">raio = input("Digite o raio da circunferência: ");</text:p>
      <text:p text:style-name="Standard">centro(1) = input('Digite a coordenada X do centro: ');</text:p>
      <text:p text:style-name="Standard">centro(2) = input('Digite a coordenada Y do centro: ');</text:p>
      <text:p text:style-name="Standard"/>
      <text:p text:style-name="Standard">theta = linspace(0, 2*pi, 100);</text:p>
      <text:p text:style-name="Standard">xc = centro(1) + raio*cos(theta);</text:p>
      <text:p text:style-name="Standard">yc = centro(2) + raio*sin(theta);</text:p>
      <text:p text:style-name="Standard"><text:soft-page-break/></text:p>
      <text:p text:style-name="Standard">figure</text:p>
      <text:p text:style-name="Standard">plot(xc, yc, 'r-');</text:p>
      <text:p text:style-name="Standard">hold on</text:p>
      <text:p text:style-name="Standard"/>
      <text:p text:style-name="Standard">raiopoligono = raio/cos(pi/n);</text:p>
      <text:p text:style-name="Standard">poligonoang = linspace(0, 2*pi, n+1);</text:p>
      <text:p text:style-name="Standard">xp = centro(1) + raiopoligono * cos(poligonoang);</text:p>
      <text:p text:style-name="Standard">yp = centro(2) + raiopoligono * sin(poligonoang);</text:p>
      <text:p text:style-name="Standard"/>
      <text:p text:style-name="Standard">xp(length(xp)+1) = xp(1);</text:p>
      <text:p text:style-name="Standard">yp(length(yp)+1) = yp(1);</text:p>
      <text:p text:style-name="Standard"/>
      <text:p text:style-name="Standard">plot(xp, yp, '-o');</text:p>
      <text:p text:style-name="Standard">axis equal</text:p>
      <text:p text:style-name="Standard">grid minor on</text:p>
      <text:p text:style-name="Standard"/>
      <text:p text:style-name="Standard">case 'c'</text:p>
      <text:p text:style-name="Standard"><text:s text:c="2"/>printf("Saindo...\n")</text:p>
      <text:p text:style-name="Standard">otherwise</text:p>
      <text:p text:style-name="Standard"><text:s text:c="2"/>printf("Opção inválida.\n");</text:p>
      <text:p text:style-name="Standard"><text:soft-page-break/>endswitch</text:p>
      <text:p text:style-name="Standard"/>
      <text:p text:style-name="Standard">endwhile</text:p>
      <text:p text:style-name="Standard"/>
      <text:p text:style-name="Title"><text:bookmark text:name="_e2fg2k2q5id0"/><text:span text:style-name="T4">exercicio1.3.m</text:span></text:p>
      <text:p text:style-name="Standard">%Questoes para a prova - Mateus Leon 205</text:p>
      <text:p text:style-name="Standard">%Lista 1</text:p>
      <text:p text:style-name="Standard"/>
      <text:p text:style-name="Standard">printf("Digite o comprimento de três lados para um triângulo\n")</text:p>
      <text:p text:style-name="Standard">lado1 = input("Digite o lado 1: ");</text:p>
      <text:p text:style-name="Standard">lado2 = input("Digite o lado 2: ");</text:p>
      <text:p text:style-name="Standard">lado3 = input("Digite o lado 3: ");</text:p>
      <text:p text:style-name="Standard"/>
      <text:p text:style-name="Standard">if (lado1 + lado2 &gt; lado3) &amp;&amp; (lado1 + lado3 &gt; lado2) &amp;&amp; (lado2 + lado3 &gt; lado1)</text:p>
      <text:p text:style-name="Standard"><text:s text:c="4"/>disp('Triângulo válido.');</text:p>
      <text:p text:style-name="Standard"><text:s text:c="4"/>A = [0; 0];</text:p>
      <text:p text:style-name="Standard"><text:s text:c="4"/>B = [lado3; 0];</text:p>
      <text:p text:style-name="Standard"><text:s text:c="4"/>xc = (lado3^2 + lado2^2 - lado1^2) / (2 * lado3);</text:p>
      <text:p text:style-name="Standard"><text:s text:c="4"/>yc = sqrt(lado2^2 - xc^2);</text:p>
      <text:p text:style-name="Standard"><text:s text:c="4"/>C = [xc; yc];</text:p>
      <text:p text:style-name="Standard"><text:s text:c="4"/>x = [A(1), B(1), C(1), A(1)];</text:p>
      <text:p text:style-name="Standard"><text:soft-page-break/><text:s text:c="4"/>y = [A(2), B(2), C(2), A(2)];</text:p>
      <text:p text:style-name="Standard"/>
      <text:p text:style-name="Standard"><text:s text:c="4"/>%triongulo</text:p>
      <text:p text:style-name="Standard"><text:s text:c="4"/>plot(x, y, '-g');</text:p>
      <text:p text:style-name="Standard"><text:s text:c="4"/>hold on</text:p>
      <text:p text:style-name="Standard"/>
      <text:p text:style-name="Standard"><text:s text:c="4"/>%barissentro</text:p>
      <text:p text:style-name="Standard"><text:s text:c="4"/>sentro = (A+B+C)/3;</text:p>
      <text:p text:style-name="Standard"><text:s text:c="4"/>plot(sentro(1), sentro(2), 'og')</text:p>
      <text:p text:style-name="Standard"><text:s text:c="4"/>hold on</text:p>
      <text:p text:style-name="Standard"/>
      <text:p text:style-name="Standard"><text:s text:c="4"/>%medianum</text:p>
      <text:p text:style-name="Standard"><text:s text:c="4"/>m1p = (A+B)/2;</text:p>
      <text:p text:style-name="Standard"><text:s text:c="4"/>m1x = [m1p(1); xc];</text:p>
      <text:p text:style-name="Standard"><text:s text:c="4"/>m1y = [m1p(2); yc];</text:p>
      <text:p text:style-name="Standard"><text:s text:c="4"/>plot(m1x, m1y, 'r')</text:p>
      <text:p text:style-name="Standard"><text:s text:c="4"/>hold on</text:p>
      <text:p text:style-name="Standard"/>
      <text:p text:style-name="Standard"><text:s text:c="4"/>%medianois</text:p>
      <text:p text:style-name="Standard"><text:s text:c="4"/>m2p = (B+C)/2;</text:p>
      <text:p text:style-name="Standard"><text:s text:c="4"/>m2x = [m2p(1); 0];</text:p>
      <text:p text:style-name="Standard"><text:soft-page-break/><text:s text:c="4"/>m2y = [m2p(2); 0];</text:p>
      <text:p text:style-name="Standard"><text:s text:c="4"/>plot(m2x, m2y, 'r')</text:p>
      <text:p text:style-name="Standard"><text:s text:c="4"/>hold on</text:p>
      <text:p text:style-name="Standard"/>
      <text:p text:style-name="Standard"><text:s text:c="4"/>%medianeis</text:p>
      <text:p text:style-name="Standard"><text:s text:c="4"/>m3p = (C+A)/2;</text:p>
      <text:p text:style-name="Standard"><text:s text:c="4"/>m3x = [m3p(1); lado3];</text:p>
      <text:p text:style-name="Standard"><text:s text:c="4"/>m3y = [m3p(2); 0];</text:p>
      <text:p text:style-name="Standard"><text:s text:c="4"/>plot(m3x, m3y, 'r')</text:p>
      <text:p text:style-name="Standard"><text:s text:c="4"/>hold off</text:p>
      <text:p text:style-name="Standard"><text:s text:c="4"/>grid on</text:p>
      <text:p text:style-name="Standard">else</text:p>
      <text:p text:style-name="Standard"><text:s text:c="4"/>disp('Não é possível formar um triângulo com esses lados.');</text:p>
      <text:p text:style-name="Standard">end</text:p>
      <text:p text:style-name="Standard"/>
      <text:p text:style-name="Title"><text:bookmark text:name="_ufax8gtoyhp8"/><text:span text:style-name="T4">exercicio1.4.m</text:span></text:p>
      <text:p text:style-name="Standard"><text:line-break/>% ListaParaProva1_tri2_2025x.pdf</text:p>
      <text:p text:style-name="Standard">% Semana 23 - 25/06/25</text:p>
      <text:p text:style-name="Standard">% Lucas Vasconcelos Resende - 205B</text:p>
      <text:p text:style-name="Standard"/>
      <text:p text:style-name="Standard">clear all; clc; close all;</text:p>
      <text:p text:style-name="Standard"><text:soft-page-break/></text:p>
      <text:p text:style-name="Standard">n = randi([1,12]); %numero aleatórios de circulos (entre 1 e 12) / gera só um numero</text:p>
      <text:p text:style-name="Standard">raio = randi([1,10]); %raio dos cículos / gera só um numero</text:p>
      <text:p text:style-name="Standard">x = randi([1,40], 1, n); %coordenada x dos círculo / gera n numeros</text:p>
      <text:p text:style-name="Standard">y = randi([1,40], 1, n); %coordenada y dos círculo / gera n numeros</text:p>
      <text:p text:style-name="Standard"/>
      <text:p text:style-name="Standard">figure(1)</text:p>
      <text:p text:style-name="Standard">hold on</text:p>
      <text:p text:style-name="Standard">axis equal;</text:p>
      <text:p text:style-name="Standard">for i = 1 : n</text:p>
      <text:p text:style-name="Standard"><text:s text:c="2"/>%cálculos pro circulo</text:p>
      <text:p text:style-name="Standard"><text:s text:c="2"/>theta = linspace(0, 2*pi, 100);</text:p>
      <text:p text:style-name="Standard"><text:s text:c="2"/>xc = x(i) + raio * cos(theta);</text:p>
      <text:p text:style-name="Standard"><text:s text:c="2"/>yc = y(i) + raio * sin(theta);</text:p>
      <text:p text:style-name="Standard"><text:s text:c="2"/>%linhas de diametro</text:p>
      <text:p text:style-name="Standard"><text:s text:c="2"/>plot([x(i)-raio, x(i)+raio],[y(i), y(i)]); %horizontal</text:p>
      <text:p text:style-name="Standard"><text:s text:c="2"/>plot([x(i), x(i)],[y(i)-raio, y(i)+raio]); %vertical</text:p>
      <text:p text:style-name="Standard"><text:s text:c="2"/>%plot</text:p>
      <text:p text:style-name="Standard"><text:s text:c="2"/>plot(xc, yc);</text:p>
      <text:p text:style-name="Standard"><text:s text:c="2"/>plot(x(i), y(i), 'ok', 'markersize', 6);</text:p>
      <text:p text:style-name="Standard"><text:s text:c="2"/>%numero do círculo dentro</text:p>
      <text:p text:style-name="Standard"><text:soft-page-break/><text:s text:c="2"/>text(x(i)+0.2*raio, y(i)+0.2*raio, num2str(i), 'HorizontalAlignment', 'center', 'VerticalAlignment', 'middle', 'FontSize', 12);</text:p>
      <text:p text:style-name="Standard">end</text:p>
      <text:p text:style-name="Standard">disp(['Clique nos ', num2str(n), ' circulos na ordem certa:']);</text:p>
      <text:p text:style-name="Standard">[xclique, yclique] = ginput(n); %pega as coordenadas dos cliques</text:p>
      <text:p text:style-name="Standard">acertos = zeros(1,n); %cria o vetor do tamanho certo de uma vez</text:p>
      <text:p text:style-name="Standard">for i = 1:n</text:p>
      <text:p text:style-name="Standard"><text:s text:c="2"/>dx = xclique(i) - x;</text:p>
      <text:p text:style-name="Standard"><text:s text:c="2"/>dy = yclique(i) - y;</text:p>
      <text:p text:style-name="Standard"><text:s text:c="2"/>dist2 = dx.^2 + dy.^2;</text:p>
      <text:p text:style-name="Standard"><text:s text:c="2"/>[distanciocentromaisperto, indicecentro] = min(dist2); %pega qual o menor valor de distância até o centro, e o indice desse centro (qual i é ele)</text:p>
      <text:p text:style-name="Standard"><text:s text:c="2"/>if distanciocentromaisperto &lt;= raio^2 &amp;&amp; indicecentro == i</text:p>
      <text:p text:style-name="Standard"><text:s text:c="4"/>acertos(i) = 1;</text:p>
      <text:p text:style-name="Standard"><text:s text:c="2"/>endif</text:p>
      <text:p text:style-name="Standard">end</text:p>
      <text:p text:style-name="Standard">if sum(acertos) == n %soma de todos os elementos do vetor</text:p>
      <text:p text:style-name="Standard"><text:s text:c="2"/>disp('voce acertou');</text:p>
      <text:p text:style-name="Standard">else</text:p>
      <text:p text:style-name="Standard"><text:s text:c="2"/>disp('errou');</text:p>
      <text:p text:style-name="Standard">end</text:p>
      <text:p text:style-name="Standard"/>
      <text:p text:style-name="Title"><text:bookmark text:name="_ab4apgmwjupg"/><text:span text:style-name="T4">exercicio2.1.m</text:span></text:p>
      <text:p text:style-name="Standard"><text:soft-page-break/></text:p>
      <text:p text:style-name="Title"><text:bookmark text:name="_2uugq4jgl9pa"/><text:span text:style-name="T4">exercicio2.2.m</text:span></text:p>
      <text:p text:style-name="Standard"/>
      <text:p text:style-name="Title"><text:bookmark text:name="_ha5ws3cmbf0p"/><text:span text:style-name="T4">exercicio2.3.m</text:span></text:p>
      <text:p text:style-name="Standard"/>
      <text:p text:style-name="Title"><text:bookmark text:name="_yttf62qxo0ng"/><text:span text:style-name="T4">exercicio2.4.m</text:span></text:p>
      <text:p text:style-name="Standard"/>
      <text:p text:style-name="Title"><text:bookmark text:name="_k4eanzxebgy4"/><text:span text:style-name="T4">exercicio3.1.m</text:span></text:p>
      <text:p text:style-name="Standard"/>
      <text:p text:style-name="Title"><text:bookmark text:name="_fe5ivsmwauc4"/><text:span text:style-name="T4">exercicio4.1.m</text:span></text:p>
      <text:p text:style-name="Standard"/>
      <text:p text:style-name="Title"><text:bookmark text:name="_pmze78lrcha1"/><text:span text:style-name="T4">exercicio4.2.m</text:span></text:p>
      <text:p text:style-name="Standard"/>
      <text:p text:style-name="Title"><text:bookmark text:name="_3tormw7mnoll"/><text:span text:style-name="T4">exercicio5.1.m</text:span></text:p>
      <text:p text:style-name="Standard"/>
      <text:p text:style-name="Title"><text:bookmark text:name="_mehhamch4rv"/><text:span text:style-name="T4">exercicio5.2.m</text:span></text:p>
      <text:p text:style-name="Standard"/>
      <text:p text:style-name="Title"><text:bookmark text:name="_fgytr1ejwwg"/><text:span text:style-name="T4">exercicio5.3.m</text:span></text:p>
      <text:p text:style-name="Standard"/>
      <text:p text:style-name="Title"><text:bookmark text:name="_ifeofyekmy5v"/><text:span text:style-name="T4">exercicio5.4.m</text:span></text:p>
      <text:p text:style-name="Standard"/>
      <text:p text:style-name="Title"><text:bookmark text:name="_m3j8v9qs0qsr"/><text:soft-page-break/><text:span text:style-name="T4">exercicio6.1.m</text:span></text:p>
      <text:p text:style-name="Standard"/>
      <text:p text:style-name="Title"><text:bookmark text:name="_sfmqf9gzzbbb"/><text:span text:style-name="T4">exercicio6.2.m</text:span></text:p>
      <text:p text:style-name="Standard"/>
      <text:p text:style-name="Title"><text:bookmark text:name="_7e1nx09gco6z"/><text:span text:style-name="T4">exercicio6.3.m</text:span></text:p>
      <text:p text:style-name="Standard"/>
      <text:p text:style-name="Title"><text:bookmark text:name="_ymfv4vf9w2hv"/><text:span text:style-name="T4">exercicio6.4.m</text:span></text:p>
      <text:p text:style-name="Standard"/>
      <text:p text:style-name="Title"><text:bookmark text:name="_yokomxxy9472"/><text:span text:style-name="T4">exercicio7.1.m</text:span></text:p>
      <text:p text:style-name="Standard"/>
      <text:p text:style-name="Title"><text:bookmark text:name="_2n7u89ge12x"/><text:span text:style-name="T4">exercicio7.2.m</text:span></text:p>
      <text:p text:style-name="Standard"/>
      <text:p text:style-name="Title"><text:bookmark text:name="_4czhegsaev9m"/><text:span text:style-name="T4">exercicio7.3.m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8" meta:paragraph-count="304" meta:word-count="1175" meta:character-count="8114" meta:non-whitespace-character-count="6808"/>
    <meta:generator>LibreOfficeDev/6.0.5.2$Linux_X86_64 LibreOffice_project/</meta:generator>
  </office:meta>
</office:document-meta>
</file>